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00000001000B6003435DCDA2A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iect_20_fără_20_umplere_20_și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Implicit">
        <draw:frame draw:style-name="gr1" draw:text-style-name="P1" draw:layer="layout" svg:width="18.999cm" svg:height="18.999cm" svg:x="1cm" svg:y="5.35cm">
          <draw:image xlink:href="Pictures/100000000000100000001000B6003435DCDA2A0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o" fo:country="R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Implici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1"/>
    <meta:generator>LibreOffice/7.3.4.2$Windows_X86_64 LibreOffice_project/728fec16bd5f605073805c3c9e7c4212a0120dc5</meta:generator>
  </office:meta>
</office:document-meta>
</file>